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rsid="0008cf82" officeooo:paragraph-rsid="0008cf82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rsid="000ab004" officeooo:paragraph-rsid="000ab004"/>
    </style:style>
    <style:style style:name="P4" style:family="paragraph" style:parent-style-name="Preformatted_20_Text">
      <style:paragraph-properties fo:margin-top="0cm" fo:margin-bottom="0.499cm" style:contextual-spacing="false"/>
      <style:text-properties fo:font-size="12pt" officeooo:rsid="000ab004" officeooo:paragraph-rsid="000ab004" style:font-size-asian="10.5pt" style:font-size-complex="12pt"/>
    </style:style>
    <style:style style:name="P5" style:family="paragraph" style:parent-style-name="Preformatted_20_Text">
      <style:paragraph-properties fo:margin-top="0cm" fo:margin-bottom="0.499cm" style:contextual-spacing="false"/>
      <style:text-properties fo:font-size="12pt" officeooo:rsid="000c91da" officeooo:paragraph-rsid="000c91da" style:font-size-asian="10.5pt" style:font-size-complex="12pt"/>
    </style:style>
    <style:style style:name="P6" style:family="paragraph" style:parent-style-name="Standard">
      <style:text-properties officeooo:rsid="0000875b" officeooo:paragraph-rsid="0000875b"/>
    </style:style>
    <style:style style:name="P7" style:family="paragraph" style:parent-style-name="Standard">
      <style:text-properties officeooo:rsid="0001e809" officeooo:paragraph-rsid="0001e809"/>
    </style:style>
    <style:style style:name="P8" style:family="paragraph" style:parent-style-name="Standard">
      <style:text-properties officeooo:rsid="0003bce2" officeooo:paragraph-rsid="0003bce2"/>
    </style:style>
    <style:style style:name="P9" style:family="paragraph" style:parent-style-name="Standard">
      <style:text-properties officeooo:rsid="000687d2" officeooo:paragraph-rsid="000687d2"/>
    </style:style>
    <style:style style:name="P10" style:family="paragraph" style:parent-style-name="Standard">
      <style:text-properties officeooo:rsid="0006bf5b" officeooo:paragraph-rsid="0006bf5b"/>
    </style:style>
    <style:style style:name="P11" style:family="paragraph" style:parent-style-name="Standard">
      <style:text-properties officeooo:rsid="0006bf5b" officeooo:paragraph-rsid="00083195"/>
    </style:style>
    <style:style style:name="P12" style:family="paragraph" style:parent-style-name="Standard">
      <style:text-properties officeooo:rsid="00083195" officeooo:paragraph-rsid="00083195"/>
    </style:style>
    <style:style style:name="P13" style:family="paragraph" style:parent-style-name="Standard">
      <style:text-properties officeooo:paragraph-rsid="00083195"/>
    </style:style>
    <style:style style:name="T1" style:family="text">
      <style:text-properties officeooo:rsid="0001e809"/>
    </style:style>
    <style:style style:name="T2" style:family="text">
      <style:text-properties officeooo:rsid="00053c43"/>
    </style:style>
    <style:style style:name="T3" style:family="text">
      <style:text-properties officeooo:rsid="000687d2"/>
    </style:style>
    <style:style style:name="T4" style:family="text">
      <style:text-properties officeooo:rsid="0006bf5b"/>
    </style:style>
    <style:style style:name="T5" style:family="text">
      <style:text-properties officeooo:rsid="00083195"/>
    </style:style>
    <style:style style:name="T6" style:family="text">
      <style:text-properties officeooo:rsid="0008cf82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1<text:span text:style-name="T3">A</text:span>:</text:p>
      <text:p text:style-name="P6"/>
      <text:p text:style-name="P6">1) busco en la base protein, ingrreso 50:60 [slen] and 2022 [pd<text:span text:style-name="T1">a</text:span>t] and homo sapiens [organism]</text:p>
      <text:p text:style-name="P6"><text:s/><text:span text:style-name="T1">como uniprot me devuelve 2, y refseq me devuelve 35, me quedo con refseq que tiene datos curados y no redundantes</text:span></text:p>
      <text:p text:style-name="P6"/>
      <text:p text:style-name="P7">2) busco en la base nucleotide, ingreso biomol_genomic[propertires] and escherichia coli [organism] and attenuator, veo en refseq 126 resultados</text:p>
      <text:p text:style-name="P7"/>
      <text:p text:style-name="P8">3) busco en base protein, ingreso mycobacterium tuberculosis [organism] AND penicillin-binding. En refseq me devuelve 1219</text:p>
      <text:p text:style-name="P8">busco en gene lo mismo, me devuelve 9 según refseq</text:p>
      <text:p text:style-name="P8">busco en nucleotide, en refseq lanza 37 resultados</text:p>
      <text:p text:style-name="P8"/>
      <text:p text:style-name="P8">4) <text:span text:style-name="T2">busco nucleotide, ingreso venter jc [auth] AND biomol_genomic [properites], con refseq tengo 23782</text:span></text:p>
      <text:p text:style-name="P8"/>
      <text:p text:style-name="P9">1B) bucamos en protein myoglobin AND homo sapiens [organism], usamos refseQ y abrimos la buscada</text:p>
      <text:p text:style-name="P9"/>
      <text:p text:style-name="P9">Ejercicio 1B:</text:p>
      <text:p text:style-name="P9"/>
      <text:p text:style-name="P9">1) <text:span text:style-name="T4">el campo locus quw tiene una fecha y la cantidad de aminoacidos de la preotiena</text:span></text:p>
      <text:p text:style-name="P10">definitiion me dice el nombre y al organismo al que pertenece</text:p>
      <text:p text:style-name="P10">accession me da el nombre correcto de la secuencia</text:p>
      <text:p text:style-name="P10">source es de donde viene</text:p>
      <text:p text:style-name="P10">siguen las referencias</text:p>
      <text:p text:style-name="P10">abajo hay un comentario y al final esta la secuencia</text:p>
      <text:p text:style-name="P10"/>
      <text:p text:style-name="P9"/>
      <text:p text:style-name="P9">2) tiene 154 aminoacidos, lo dice al lado de locus y puedo contarlos abajo de todo</text:p>
      <text:p text:style-name="P9"/>
      <text:p text:style-name="P10">3) tiene una longitud de 1170 pares de bases</text:p>
      <text:p text:style-name="P10"/>
      <text:p text:style-name="P10">4)a la derecha veo que hay 9</text:p>
      <text:p text:style-name="P10"/>
      <text:p text:style-name="P11">5) se encuentra en el cromosoma 22, el brazo <text:span text:style-name="T5">largo, banca 12.3 (creemos)</text:span></text:p>
      <text:p text:style-name="P11"><text:span text:style-name="T5">si le saco un poco el zoom aparecen genes sin nombre, pero luego aparecen genes com RASD2 y APOL6</text:span></text:p>
      <text:p text:style-name="P12"/>
      <text:p text:style-name="P13"><text:span text:style-name="T5">6) </text:span><text:span text:style-name="T6">secuencia del gen</text:span><text:span text:style-name="T5"> </text:span><text:span text:style-name="T8">MGLSDGEWQLVLNVWGKVEADIPGHGQEVLIRLFKGHPETLEKFDKFKHLKSEDEMKASEDLKKHGATVL</text:span></text:p>
      <text:p text:style-name="Preformatted_20_Text">TALGGILKKKGHHEAEIKPLAQSHATKHKIPVKYLEFISECIIQVLQSKHPGDFGADAQGAMNKALELFR</text:p>
      <text:p text:style-name="P1">KDMASNYKELGFQG</text:p>
      <text:p text:style-name="P2">secuencia del mrna</text:p>
      <text:p text:style-name="P2">GAGCATGTTGGCCTGGTCCTTTGCTAGGTACTGTAGAGCAGGTGAGAGAGTGAGGGGGAAGGACTCCAAA</text:p>
      <text:p text:style-name="Preformatted_20_Text">TTAGACCAGTTCTTAGCCATGAAGCAGAGACTCTGAAGCCAGACTACCTGGGTCCCAATCTTGGGCTTGG</text:p>
      <text:p text:style-name="Preformatted_20_Text">TATTTCCTCGCTGTGTGACTCTGGACTGCGCCATGGGGCTCAGCGACGGGGAATGGCAGTTGGTGCTGAA</text:p>
      <text:p text:style-name="Preformatted_20_Text">CGTCTGGGGGAAGGTGGAGGCTGACATCCCAGGCCATGGGCAGGAAGTCCTCATCAGGCTCTTTAAGGGT</text:p>
      <text:p text:style-name="Preformatted_20_Text">CACCCAGAGACTCTGGAGAAGTTTGACAAGTTCAAGCACCTGAAGTCAGAGGACGAGATGAAGGCGTCTG</text:p>
      <text:p text:style-name="Preformatted_20_Text">AGGACTTAAAGAAGCATGGTGCCACCGTGCTCACCGCCCTGGGTGGCATCCTTAAGAAGAAGGGGCATCA</text:p>
      <text:p text:style-name="Preformatted_20_Text"><text:soft-page-break/>TGAGGCAGAGATTAAGCCCCTGGCACAGTCGCATGCCACCAAGCACAAGATCCCCGTGAAGTACCTGGAG</text:p>
      <text:p text:style-name="Preformatted_20_Text">TTCATCTCGGAATGCATCATCCAGGTTCTGCAGAGCAAGCATCCCGGGGACTTTGGTGCTGATGCCCAGG</text:p>
      <text:p text:style-name="Preformatted_20_Text">GGGCCATGAACAAGGCCCTGGAGCTGTTCCGGAAGGACATGGCCTCCAACTACAAGGAGCTGGGCTTCCA</text:p>
      <text:p text:style-name="Preformatted_20_Text">GGGCTAGGCCCCTGCCGCTCCCACCCCCACCCATCTGGGCCCCGGGTTCAAGAGAGAGCGGGGTCTGATC</text:p>
      <text:p text:style-name="Preformatted_20_Text">TCGTGTAGCCATATAGAGTTTGCTTCTGAGTGTCTGCTTTGTTTAGTAGAGGTGGGCAGGAGGAGCTGAG</text:p>
      <text:p text:style-name="Preformatted_20_Text">GGGCTGGGGCTGGGGTGTTGAAGTTGGCTTTGCATGCCCAGCGATGCGCCTCCCTGTGGGATGTCATCAC</text:p>
      <text:p text:style-name="Preformatted_20_Text">CCTGGGAACCGGGAGTGGCCCTTGGCTCACTGTGTTCTGCATGGTTTGGATCTGAATTAATTGTCCTTTC</text:p>
      <text:p text:style-name="Preformatted_20_Text">TTCTAAATCCCAACCGAACTTCTTCCAACCTCCAAACTGGCTGTAACCCCAAATCCAAGCCATTAACTAC</text:p>
      <text:p text:style-name="Preformatted_20_Text">ACCTGACAGTAGCAATTGTCTGATTAATCACTGGCCCCTTGAAGACAGCAGAATGTCCCTTTGCAATGAG</text:p>
      <text:p text:style-name="Preformatted_20_Text">GAGGAGATCTGGGCTGGGCGGGCCAGCTGGGGAAGCATTTGACTATCTGGAACTTGTGTGTGCCTCCTCA</text:p>
      <text:p text:style-name="P1">GGTATGGCAGTGACTCACCTGGTTTTAATAAAACAACCTGCAACATCTCA</text:p>
      <text:p text:style-name="P3">Ejercicio 1C</text:p>
      <text:p text:style-name="P4">1) </text:p>
      <text:p text:style-name="P5">3) hay una estructura con rayos x, so codigo es 3RGK</text:p>
      <text:p text:style-name="P5">4) 1988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5:59:31.727799177</meta:creation-date>
    <dc:date>2026-04-08T19:02:23.147888686</dc:date>
    <meta:editing-duration>PT3M51S</meta:editing-duration>
    <meta:editing-cycles>1</meta:editing-cycles>
    <meta:document-statistic meta:table-count="0" meta:image-count="0" meta:object-count="0" meta:page-count="2" meta:paragraph-count="46" meta:word-count="284" meta:character-count="2848" meta:non-whitespace-character-count="2608"/>
    <meta:generator>LibreOffice/24.2.7.2$Linux_X86_64 LibreOffice_project/420$Build-2</meta:generator>
  </office:meta>
</office:document-meta>
</file>